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9999" draw:textarea-horizontal-align="justify" draw:textarea-vertical-align="middle" draw:auto-grow-height="false" fo:min-height="1.35cm" fo:min-width="6.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99ccff" draw:textarea-horizontal-align="justify" draw:textarea-vertical-align="middle" draw:auto-grow-height="false" fo:min-height="1.35cm" fo:min-width="4.3cm"/>
    </style:style>
    <style:style style:name="gr5" style:family="graphic" style:parent-style-name="objectwithoutfill">
      <style:graphic-properties svg:stroke-width="0.1cm" draw:marker-start="" draw:marker-start-width="0.5cm" draw:marker-end="Symmetric_20_Arrow" draw:marker-end-width="0.6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-color="#99ccff" draw:textarea-horizontal-align="justify" draw:textarea-vertical-align="middle" draw:auto-grow-height="false" fo:min-height="1.35cm" fo:min-width="5.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1.35cm" fo:min-width="2.5cm"/>
    </style:style>
    <style:style style:name="gr9" style:family="graphic" style:parent-style-name="objectwithoutfill">
      <style:graphic-properties draw:stroke="dash" draw:stroke-dash="Ultrafine_20_Dashed" svg:stroke-width="0.1cm" svg:stroke-color="#ff3333" draw:marker-start-width="0.5cm" draw:marker-end="Symmetric_20_Arrow" draw:marker-end-width="0.6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dash" draw:stroke-dash="Ultrafine_20_Dotted_20__28_var_29_" svg:stroke-width="0.1cm" svg:stroke-color="#00cc00" draw:marker-start="Symmetric_20_Arrow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color="#000099"/>
    </style:style>
    <style:style style:name="P2" style:family="paragraph">
      <loext:graphic-properties draw:fill-color="#ff9999"/>
      <style:paragraph-properties fo:text-align="center"/>
      <style:text-properties fo:color="#000099"/>
    </style:style>
    <style:style style:name="P3" style:family="paragraph">
      <style:text-properties fo:color="#000099" style:font-name="Trebuchet MS" fo:font-size="24pt" style:font-size-asian="24pt" style:font-size-complex="24pt"/>
    </style:style>
    <style:style style:name="P4" style:family="paragraph">
      <loext:graphic-properties draw:fill="none" draw:fill-color="#ffffff"/>
      <style:text-properties fo:color="#000099" style:font-name="Trebuchet MS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-color="#99ccff"/>
      <style:paragraph-properties fo:text-align="center"/>
      <style:text-properties fo:color="#000099"/>
    </style:style>
    <style:style style:name="P7" style:family="paragraph">
      <loext:graphic-properties draw:fill="none"/>
      <style:paragraph-properties fo:text-align="center"/>
      <style:text-properties fo:color="#000099"/>
    </style:style>
    <style:style style:name="P8" style:family="paragraph">
      <loext:graphic-properties draw:fill-color="#ffff99"/>
      <style:paragraph-properties fo:text-align="center"/>
      <style:text-properties fo:color="#000099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4cm" svg:height="1.6cm" svg:x="6.8cm" svg:y="5cm">
          <text:p text:style-name="P1">stripes-demo-platform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3.689cm" svg:height="1.559cm" svg:x="1cm" svg:y="1cm">
          <draw:text-box>
            <text:p text:style-name="P3"><text:span text:style-name="T1">How Stripes fits togeth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draw:layer="layout" svg:width="7.4cm" svg:height="1.6cm" svg:x="6.8cm" svg:y="5cm">
          <text:p text:style-name="P1">stripes-demo-platform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cm" svg:height="1.6cm" svg:x="5.1cm" svg:y="9cm">
          <text:p text:style-name="P1">stripes-core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0.5cm" svg:y1="6.6cm" svg:x2="8.7cm" svg:y2="9cm">
          <text:p/>
        </draw:line>
        <draw:frame draw:style-name="gr2" draw:text-style-name="P4" draw:layer="layout" svg:width="13.689cm" svg:height="1.559cm" svg:x="1cm" svg:y="1cm">
          <draw:text-box>
            <text:p text:style-name="P3"><text:span text:style-name="T1">How Stripes fits togeth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2" draw:layer="layout" svg:width="7.4cm" svg:height="1.6cm" svg:x="6.8cm" svg:y="5cm">
          <text:p text:style-name="P1">stripes-demo-platform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cm" svg:height="1.6cm" svg:x="11.1cm" svg:y="9cm">
          <text:p text:style-name="P1">stripes-load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cm" svg:height="1.6cm" svg:x="5.1cm" svg:y="9cm">
          <text:p text:style-name="P1">stripes-core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0.5cm" svg:y1="6.6cm" svg:x2="8.7cm" svg:y2="9cm">
          <text:p/>
        </draw:line>
        <draw:line draw:style-name="gr5" draw:text-style-name="P7" draw:layer="layout" svg:x1="10.601cm" svg:y1="6.6cm" svg:x2="12.401cm" svg:y2="9cm">
          <text:p/>
        </draw:line>
        <draw:frame draw:style-name="gr2" draw:text-style-name="P4" draw:layer="layout" svg:width="13.689cm" svg:height="1.559cm" svg:x="1cm" svg:y="1cm">
          <draw:text-box>
            <text:p text:style-name="P3"><text:span text:style-name="T1">How Stripes fits togeth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2" draw:layer="layout" svg:width="7.4cm" svg:height="1.6cm" svg:x="6.8cm" svg:y="5cm">
          <text:p text:style-name="P1">stripes-demo-platform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cm" svg:height="1.6cm" svg:x="11.1cm" svg:y="9cm">
          <text:p text:style-name="P1">stripes-load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cm" svg:height="1.6cm" svg:x="5.1cm" svg:y="9cm">
          <text:p text:style-name="P1">stripes-cor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0.9cm" svg:y="13cm">
          <text:p text:style-name="P1">stripes-connect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0.5cm" svg:y1="6.6cm" svg:x2="8.7cm" svg:y2="9cm">
          <text:p/>
        </draw:line>
        <draw:line draw:style-name="gr5" draw:text-style-name="P7" draw:layer="layout" svg:x1="10.601cm" svg:y1="6.6cm" svg:x2="12.401cm" svg:y2="9cm">
          <text:p/>
        </draw:line>
        <draw:line draw:style-name="gr7" draw:text-style-name="P7" draw:layer="layout" svg:x1="7.501cm" svg:y1="10.6cm" svg:x2="5.701cm" svg:y2="13cm">
          <text:p/>
        </draw:line>
        <draw:line draw:style-name="gr5" draw:text-style-name="P7" draw:layer="layout" svg:x1="7.502cm" svg:y1="10.6cm" svg:x2="5.702cm" svg:y2="13cm">
          <text:p/>
        </draw:line>
        <draw:frame draw:style-name="gr2" draw:text-style-name="P4" draw:layer="layout" svg:width="13.689cm" svg:height="1.559cm" svg:x="1cm" svg:y="1cm">
          <draw:text-box>
            <text:p text:style-name="P3"><text:span text:style-name="T1">How Stripes fits togeth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2" draw:layer="layout" svg:width="7.4cm" svg:height="1.6cm" svg:x="6.8cm" svg:y="5cm">
          <text:p text:style-name="P1">stripes-demo-platform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cm" svg:height="1.6cm" svg:x="11.1cm" svg:y="9cm">
          <text:p text:style-name="P1">stripes-load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cm" svg:height="1.6cm" svg:x="5.1cm" svg:y="9cm">
          <text:p text:style-name="P1">stripes-cor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8.2cm" svg:y="13cm">
          <text:p text:style-name="P1">stripes-component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0.9cm" svg:y="13cm">
          <text:p text:style-name="P1">stripes-connect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0.5cm" svg:y1="6.6cm" svg:x2="8.7cm" svg:y2="9cm">
          <text:p/>
        </draw:line>
        <draw:line draw:style-name="gr5" draw:text-style-name="P7" draw:layer="layout" svg:x1="10.601cm" svg:y1="6.6cm" svg:x2="12.401cm" svg:y2="9cm">
          <text:p/>
        </draw:line>
        <draw:line draw:style-name="gr7" draw:text-style-name="P7" draw:layer="layout" svg:x1="7.501cm" svg:y1="10.6cm" svg:x2="5.701cm" svg:y2="13cm">
          <text:p/>
        </draw:line>
        <draw:line draw:style-name="gr5" draw:text-style-name="P7" draw:layer="layout" svg:x1="7.601cm" svg:y1="10.6cm" svg:x2="9.401cm" svg:y2="13cm">
          <text:p/>
        </draw:line>
        <draw:line draw:style-name="gr5" draw:text-style-name="P7" draw:layer="layout" svg:x1="7.502cm" svg:y1="10.6cm" svg:x2="5.702cm" svg:y2="13cm">
          <text:p/>
        </draw:line>
        <draw:frame draw:style-name="gr2" draw:text-style-name="P4" draw:layer="layout" svg:width="13.689cm" svg:height="1.559cm" svg:x="1cm" svg:y="1cm">
          <draw:text-box>
            <text:p text:style-name="P3"><text:span text:style-name="T1">How Stripes fits togeth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2" draw:layer="layout" svg:width="7.4cm" svg:height="1.6cm" svg:x="6.8cm" svg:y="5cm">
          <text:p text:style-name="P1">stripes-demo-platform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cm" svg:height="1.6cm" svg:x="11.1cm" svg:y="9cm">
          <text:p text:style-name="P1">stripes-load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cm" svg:height="1.6cm" svg:x="5.1cm" svg:y="9cm">
          <text:p text:style-name="P1">stripes-cor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8.2cm" svg:y="13cm">
          <text:p text:style-name="P1">stripes-component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15.5cm" svg:y="13cm">
          <text:p text:style-name="P1">stripes-logger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0.9cm" svg:y="13cm">
          <text:p text:style-name="P1">stripes-connect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0.5cm" svg:y1="6.6cm" svg:x2="8.7cm" svg:y2="9cm">
          <text:p/>
        </draw:line>
        <draw:line draw:style-name="gr5" draw:text-style-name="P7" draw:layer="layout" svg:x1="10.601cm" svg:y1="6.6cm" svg:x2="12.401cm" svg:y2="9cm">
          <text:p/>
        </draw:line>
        <draw:line draw:style-name="gr7" draw:text-style-name="P7" draw:layer="layout" svg:x1="7.501cm" svg:y1="10.6cm" svg:x2="5.701cm" svg:y2="13cm">
          <text:p/>
        </draw:line>
        <draw:line draw:style-name="gr5" draw:text-style-name="P7" draw:layer="layout" svg:x1="7.601cm" svg:y1="10.6cm" svg:x2="9.401cm" svg:y2="13cm">
          <text:p/>
        </draw:line>
        <draw:line draw:style-name="gr5" draw:text-style-name="P7" draw:layer="layout" svg:x1="7.601cm" svg:y1="10.6cm" svg:x2="17.4cm" svg:y2="13cm">
          <text:p/>
        </draw:line>
        <draw:line draw:style-name="gr5" draw:text-style-name="P7" draw:layer="layout" svg:x1="7.502cm" svg:y1="10.6cm" svg:x2="5.702cm" svg:y2="13cm">
          <text:p/>
        </draw:line>
        <draw:frame draw:style-name="gr2" draw:text-style-name="P4" draw:layer="layout" svg:width="13.689cm" svg:height="1.559cm" svg:x="1cm" svg:y="1cm">
          <draw:text-box>
            <text:p text:style-name="P3"><text:span text:style-name="T1">How Stripes fits togeth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" draw:text-style-name="P2" draw:layer="layout" svg:width="7.4cm" svg:height="1.6cm" svg:x="6.8cm" svg:y="5cm">
          <text:p text:style-name="P1">stripes-demo-platform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cm" svg:height="1.6cm" svg:x="11.1cm" svg:y="9cm">
          <text:p text:style-name="P1">stripes-load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cm" svg:height="1.6cm" svg:x="5.1cm" svg:y="9cm">
          <text:p text:style-name="P1">stripes-cor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8.2cm" svg:y="13cm">
          <text:p text:style-name="P1">stripes-component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15.5cm" svg:y="13cm">
          <text:p text:style-name="P1">stripes-logger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0.9cm" svg:y="13cm">
          <text:p text:style-name="P1">stripes-connect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0.5cm" svg:y1="6.6cm" svg:x2="8.7cm" svg:y2="9cm">
          <text:p/>
        </draw:line>
        <draw:line draw:style-name="gr5" draw:text-style-name="P7" draw:layer="layout" svg:x1="10.601cm" svg:y1="6.6cm" svg:x2="12.401cm" svg:y2="9cm">
          <text:p/>
        </draw:line>
        <draw:line draw:style-name="gr7" draw:text-style-name="P7" draw:layer="layout" svg:x1="7.501cm" svg:y1="10.6cm" svg:x2="5.701cm" svg:y2="13cm">
          <text:p/>
        </draw:line>
        <draw:line draw:style-name="gr5" draw:text-style-name="P7" draw:layer="layout" svg:x1="7.601cm" svg:y1="10.6cm" svg:x2="9.401cm" svg:y2="13cm">
          <text:p/>
        </draw:line>
        <draw:line draw:style-name="gr5" draw:text-style-name="P7" draw:layer="layout" svg:x1="7.601cm" svg:y1="10.6cm" svg:x2="17.4cm" svg:y2="13cm">
          <text:p/>
        </draw:line>
        <draw:line draw:style-name="gr5" draw:text-style-name="P7" draw:layer="layout" svg:x1="7.502cm" svg:y1="10.6cm" svg:x2="5.702cm" svg:y2="13cm">
          <text:p/>
        </draw:line>
        <draw:line draw:style-name="gr5" draw:text-style-name="P7" draw:layer="layout" svg:x1="9.9cm" svg:y1="9.8cm" svg:x2="11.1cm" svg:y2="9.8cm">
          <text:p/>
        </draw:line>
        <draw:frame draw:style-name="gr2" draw:text-style-name="P4" draw:layer="layout" svg:width="13.689cm" svg:height="1.559cm" svg:x="1cm" svg:y="1cm">
          <draw:text-box>
            <text:p text:style-name="P3"><text:span text:style-name="T1">How Stripes fits togeth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1" draw:text-style-name="P2" draw:layer="layout" svg:width="7.4cm" svg:height="1.6cm" svg:x="6.8cm" svg:y="5cm">
          <text:p text:style-name="P1">stripes-demo-platform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cm" svg:height="1.6cm" svg:x="11.1cm" svg:y="9cm">
          <text:p text:style-name="P1">stripes-load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cm" svg:height="1.6cm" svg:x="5.1cm" svg:y="9cm">
          <text:p text:style-name="P1">stripes-core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cm" svg:height="1.6cm" svg:x="18.1cm" svg:y="9cm">
          <text:p text:style-name="P1">ui-user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8.2cm" svg:y="13cm">
          <text:p text:style-name="P1">stripes-component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15.5cm" svg:y="13cm">
          <text:p text:style-name="P1">stripes-logger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0.9cm" svg:y="13cm">
          <text:p text:style-name="P1">stripes-connect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0.5cm" svg:y1="6.6cm" svg:x2="8.7cm" svg:y2="9cm">
          <text:p/>
        </draw:line>
        <draw:line draw:style-name="gr5" draw:text-style-name="P7" draw:layer="layout" svg:x1="10.601cm" svg:y1="6.6cm" svg:x2="12.401cm" svg:y2="9cm">
          <text:p/>
        </draw:line>
        <draw:line draw:style-name="gr7" draw:text-style-name="P7" draw:layer="layout" svg:x1="7.501cm" svg:y1="10.6cm" svg:x2="5.701cm" svg:y2="13cm">
          <text:p/>
        </draw:line>
        <draw:line draw:style-name="gr5" draw:text-style-name="P7" draw:layer="layout" svg:x1="7.601cm" svg:y1="10.6cm" svg:x2="9.401cm" svg:y2="13cm">
          <text:p/>
        </draw:line>
        <draw:line draw:style-name="gr5" draw:text-style-name="P7" draw:layer="layout" svg:x1="7.601cm" svg:y1="10.6cm" svg:x2="17.4cm" svg:y2="13cm">
          <text:p/>
        </draw:line>
        <draw:line draw:style-name="gr5" draw:text-style-name="P7" draw:layer="layout" svg:x1="7.502cm" svg:y1="10.6cm" svg:x2="5.702cm" svg:y2="13cm">
          <text:p/>
        </draw:line>
        <draw:line draw:style-name="gr9" draw:text-style-name="P7" draw:layer="layout" svg:x1="15.9cm" svg:y1="9.8cm" svg:x2="18.1cm" svg:y2="9.8cm">
          <text:p/>
        </draw:line>
        <draw:line draw:style-name="gr5" draw:text-style-name="P7" draw:layer="layout" svg:x1="9.9cm" svg:y1="9.8cm" svg:x2="11.1cm" svg:y2="9.8cm">
          <text:p/>
        </draw:line>
        <draw:frame draw:style-name="gr2" draw:text-style-name="P4" draw:layer="layout" svg:width="13.689cm" svg:height="1.559cm" svg:x="1cm" svg:y="1cm">
          <draw:text-box>
            <text:p text:style-name="P3"><text:span text:style-name="T1">How Stripes fits togeth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1" draw:text-style-name="P2" draw:layer="layout" svg:width="7.4cm" svg:height="1.6cm" svg:x="6.8cm" svg:y="5cm">
          <text:p text:style-name="P1">stripes-demo-platform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cm" svg:height="1.6cm" svg:x="11.1cm" svg:y="9cm">
          <text:p text:style-name="P1">stripes-load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cm" svg:height="1.6cm" svg:x="5.1cm" svg:y="9cm">
          <text:p text:style-name="P1">stripes-core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cm" svg:height="1.6cm" svg:x="18.1cm" svg:y="9cm">
          <text:p text:style-name="P1">ui-user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8.2cm" svg:y="13cm">
          <text:p text:style-name="P1">stripes-component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15.5cm" svg:y="13cm">
          <text:p text:style-name="P1">stripes-logger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0.9cm" svg:y="13cm">
          <text:p text:style-name="P1">stripes-connect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0.5cm" svg:y1="6.6cm" svg:x2="8.7cm" svg:y2="9cm">
          <text:p/>
        </draw:line>
        <draw:line draw:style-name="gr5" draw:text-style-name="P7" draw:layer="layout" svg:x1="10.601cm" svg:y1="6.6cm" svg:x2="12.401cm" svg:y2="9cm">
          <text:p/>
        </draw:line>
        <draw:line draw:style-name="gr7" draw:text-style-name="P7" draw:layer="layout" svg:x1="7.501cm" svg:y1="10.6cm" svg:x2="5.701cm" svg:y2="13cm">
          <text:p/>
        </draw:line>
        <draw:line draw:style-name="gr5" draw:text-style-name="P7" draw:layer="layout" svg:x1="7.601cm" svg:y1="10.6cm" svg:x2="9.401cm" svg:y2="13cm">
          <text:p/>
        </draw:line>
        <draw:line draw:style-name="gr5" draw:text-style-name="P7" draw:layer="layout" svg:x1="7.601cm" svg:y1="10.6cm" svg:x2="17.4cm" svg:y2="13cm">
          <text:p/>
        </draw:line>
        <draw:line draw:style-name="gr5" draw:text-style-name="P7" draw:layer="layout" svg:x1="7.502cm" svg:y1="10.6cm" svg:x2="5.702cm" svg:y2="13cm">
          <text:p/>
        </draw:line>
        <draw:line draw:style-name="gr9" draw:text-style-name="P7" draw:layer="layout" svg:x1="15.9cm" svg:y1="9.8cm" svg:x2="18.1cm" svg:y2="9.8cm">
          <text:p/>
        </draw:line>
        <draw:path draw:style-name="gr10" draw:text-style-name="P7" draw:layer="layout" svg:width="1.799cm" svg:height="12.199cm" draw:transform="rotate (-1.5707963267949) translate (19.6cm 7.19971870604782cm)" svg:viewBox="0 0 1800 12200" svg:d="M1800 12200c-4050 0 0-12200 0-12200">
          <text:p/>
        </draw:path>
        <draw:line draw:style-name="gr5" draw:text-style-name="P7" draw:layer="layout" svg:x1="9.9cm" svg:y1="9.8cm" svg:x2="11.1cm" svg:y2="9.8cm">
          <text:p/>
        </draw:line>
        <draw:frame draw:style-name="gr2" draw:text-style-name="P4" draw:layer="layout" svg:width="13.689cm" svg:height="1.559cm" svg:x="1cm" svg:y="1cm">
          <draw:text-box>
            <text:p text:style-name="P3"><text:span text:style-name="T1">How Stripes fits togeth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1" draw:text-style-name="P2" draw:layer="layout" svg:width="7.4cm" svg:height="1.6cm" svg:x="6.8cm" svg:y="5cm">
          <text:p text:style-name="P1">stripes-demo-platform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cm" svg:height="1.6cm" svg:x="11.1cm" svg:y="9cm">
          <text:p text:style-name="P1">stripes-load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cm" svg:height="1.6cm" svg:x="5.1cm" svg:y="9cm">
          <text:p text:style-name="P1">stripes-core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cm" svg:height="1.6cm" svg:x="18.1cm" svg:y="9cm">
          <text:p text:style-name="P1">ui-user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8.2cm" svg:y="13cm">
          <text:p text:style-name="P1">stripes-component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15.5cm" svg:y="13cm">
          <text:p text:style-name="P1">stripes-logger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0.9cm" svg:y="13cm">
          <text:p text:style-name="P1">stripes-connect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0.5cm" svg:y1="6.6cm" svg:x2="8.7cm" svg:y2="9cm">
          <text:p/>
        </draw:line>
        <draw:line draw:style-name="gr5" draw:text-style-name="P7" draw:layer="layout" svg:x1="10.601cm" svg:y1="6.6cm" svg:x2="12.401cm" svg:y2="9cm">
          <text:p/>
        </draw:line>
        <draw:line draw:style-name="gr7" draw:text-style-name="P7" draw:layer="layout" svg:x1="7.501cm" svg:y1="10.6cm" svg:x2="5.701cm" svg:y2="13cm">
          <text:p/>
        </draw:line>
        <draw:line draw:style-name="gr5" draw:text-style-name="P7" draw:layer="layout" svg:x1="7.601cm" svg:y1="10.6cm" svg:x2="9.401cm" svg:y2="13cm">
          <text:p/>
        </draw:line>
        <draw:line draw:style-name="gr5" draw:text-style-name="P7" draw:layer="layout" svg:x1="7.601cm" svg:y1="10.6cm" svg:x2="17.4cm" svg:y2="13cm">
          <text:p/>
        </draw:line>
        <draw:line draw:style-name="gr5" draw:text-style-name="P7" draw:layer="layout" svg:x1="7.502cm" svg:y1="10.6cm" svg:x2="5.702cm" svg:y2="13cm">
          <text:p/>
        </draw:line>
        <draw:line draw:style-name="gr5" draw:text-style-name="P7" draw:layer="layout" svg:x1="19.502cm" svg:y1="10.6cm" svg:x2="20.2cm" svg:y2="13cm">
          <text:p/>
        </draw:line>
        <draw:line draw:style-name="gr9" draw:text-style-name="P7" draw:layer="layout" svg:x1="15.9cm" svg:y1="9.8cm" svg:x2="18.1cm" svg:y2="9.8cm">
          <text:p/>
        </draw:line>
        <draw:path draw:style-name="gr10" draw:text-style-name="P7" draw:layer="layout" svg:width="1.799cm" svg:height="12.199cm" draw:transform="rotate (-1.5707963267949) translate (19.6cm 7.19971870604782cm)" svg:viewBox="0 0 1800 12200" svg:d="M1800 12200c-4050 0 0-12200 0-12200">
          <text:p/>
        </draw:path>
        <draw:line draw:style-name="gr5" draw:text-style-name="P7" draw:layer="layout" svg:x1="9.9cm" svg:y1="9.8cm" svg:x2="11.1cm" svg:y2="9.8cm">
          <text:p/>
        </draw:line>
        <draw:frame draw:style-name="gr2" draw:text-style-name="P4" draw:layer="layout" svg:width="13.689cm" svg:height="1.559cm" svg:x="1cm" svg:y="1cm">
          <draw:text-box>
            <text:p text:style-name="P3"><text:span text:style-name="T1">How Stripes fits together</text:span></text:p>
          </draw:text-box>
        </draw:frame>
        <draw:line draw:style-name="gr5" draw:text-style-name="P7" draw:layer="layout" svg:x1="19.555cm" svg:y1="10.575cm" svg:x2="10.6cm" svg:y2="13cm">
          <text:p/>
        </draw:lin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1" draw:text-style-name="P2" draw:layer="layout" svg:width="7.4cm" svg:height="1.6cm" svg:x="6.8cm" svg:y="5cm">
          <text:p text:style-name="P1">stripes-demo-platform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cm" svg:height="1.6cm" svg:x="11.1cm" svg:y="9cm">
          <text:p text:style-name="P1">stripes-load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cm" svg:height="1.6cm" svg:x="5.1cm" svg:y="9cm">
          <text:p text:style-name="P1">stripes-core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cm" svg:height="1.6cm" svg:x="18.1cm" svg:y="9cm">
          <text:p text:style-name="P1">ui-users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cm" svg:height="1.6cm" svg:x="21.1cm" svg:y="9cm">
          <text:p text:style-name="P1">ui-item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8.2cm" svg:y="13cm">
          <text:p text:style-name="P1">stripes-component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15.5cm" svg:y="13cm">
          <text:p text:style-name="P1">stripes-logger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0.9cm" svg:y="13cm">
          <text:p text:style-name="P1">stripes-connect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0.5cm" svg:y1="6.6cm" svg:x2="8.7cm" svg:y2="9cm">
          <text:p/>
        </draw:line>
        <draw:line draw:style-name="gr5" draw:text-style-name="P7" draw:layer="layout" svg:x1="10.601cm" svg:y1="6.6cm" svg:x2="12.401cm" svg:y2="9cm">
          <text:p/>
        </draw:line>
        <draw:line draw:style-name="gr7" draw:text-style-name="P7" draw:layer="layout" svg:x1="7.501cm" svg:y1="10.6cm" svg:x2="5.701cm" svg:y2="13cm">
          <text:p/>
        </draw:line>
        <draw:line draw:style-name="gr5" draw:text-style-name="P7" draw:layer="layout" svg:x1="7.601cm" svg:y1="10.6cm" svg:x2="9.401cm" svg:y2="13cm">
          <text:p/>
        </draw:line>
        <draw:line draw:style-name="gr5" draw:text-style-name="P7" draw:layer="layout" svg:x1="7.601cm" svg:y1="10.6cm" svg:x2="17.4cm" svg:y2="13cm">
          <text:p/>
        </draw:line>
        <draw:line draw:style-name="gr5" draw:text-style-name="P7" draw:layer="layout" svg:x1="22.502cm" svg:y1="10.6cm" svg:x2="20.702cm" svg:y2="13cm">
          <text:p/>
        </draw:line>
        <draw:line draw:style-name="gr5" draw:text-style-name="P7" draw:layer="layout" svg:x1="7.502cm" svg:y1="10.6cm" svg:x2="5.702cm" svg:y2="13cm">
          <text:p/>
        </draw:line>
        <draw:line draw:style-name="gr5" draw:text-style-name="P7" draw:layer="layout" svg:x1="19.502cm" svg:y1="10.6cm" svg:x2="20.2cm" svg:y2="13cm">
          <text:p/>
        </draw:line>
        <draw:line draw:style-name="gr9" draw:text-style-name="P7" draw:layer="layout" svg:x1="15.9cm" svg:y1="9.8cm" svg:x2="18.1cm" svg:y2="9.8cm">
          <text:p/>
        </draw:line>
        <draw:path draw:style-name="gr10" draw:text-style-name="P7" draw:layer="layout" svg:width="1.799cm" svg:height="11.999cm" draw:transform="rotate (-1.5707963267949) translate (19.6cm 7.19971870604782cm)" svg:viewBox="0 0 1800 12000" svg:d="M1800 12000c-4050 0 0-12000 0-12000">
          <text:p/>
        </draw:path>
        <draw:line draw:style-name="gr5" draw:text-style-name="P7" draw:layer="layout" svg:x1="9.9cm" svg:y1="9.8cm" svg:x2="11.1cm" svg:y2="9.8cm">
          <text:p/>
        </draw:line>
        <draw:frame draw:style-name="gr2" draw:text-style-name="P4" draw:layer="layout" svg:width="13.689cm" svg:height="1.559cm" svg:x="1cm" svg:y="1cm">
          <draw:text-box>
            <text:p text:style-name="P3"><text:span text:style-name="T1">How Stripes fits together</text:span></text:p>
          </draw:text-box>
        </draw:frame>
        <draw:line draw:style-name="gr5" draw:text-style-name="P7" draw:layer="layout" svg:x1="19.555cm" svg:y1="10.575cm" svg:x2="10.6cm" svg:y2="13cm">
          <text:p/>
        </draw:line>
        <draw:line draw:style-name="gr5" draw:text-style-name="P7" draw:layer="layout" svg:x1="22.527cm" svg:y1="10.576cm" svg:x2="11.8cm" svg:y2="13cm">
          <text:p/>
        </draw:line>
        <draw:path draw:style-name="gr10" draw:text-style-name="P7" draw:layer="layout" svg:width="1.999cm" svg:height="15.599cm" draw:transform="rotate (-1.5707963267949) translate (22.65cm 6.99968745116424cm)" svg:viewBox="0 0 2000 15600" svg:d="M2000 15600c-4500 0 0-15600 0-15600">
          <text:p/>
        </draw:path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1" draw:text-style-name="P2" draw:layer="layout" svg:width="7.4cm" svg:height="1.6cm" svg:x="6.8cm" svg:y="5cm">
          <text:p text:style-name="P1">stripes-demo-platform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cm" svg:height="1.6cm" svg:x="11.1cm" svg:y="9cm">
          <text:p text:style-name="P1">stripes-load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cm" svg:height="1.6cm" svg:x="5.1cm" svg:y="9cm">
          <text:p text:style-name="P1">stripes-core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cm" svg:height="1.6cm" svg:x="18.1cm" svg:y="9cm">
          <text:p text:style-name="P1">ui-users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cm" svg:height="1.6cm" svg:x="21.1cm" svg:y="9cm">
          <text:p text:style-name="P1">ui-items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cm" svg:height="1.6cm" svg:x="24.1cm" svg:y="9cm">
          <text:p text:style-name="P1">ui-scan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8.2cm" svg:y="13cm">
          <text:p text:style-name="P1">stripes-component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15.5cm" svg:y="13cm">
          <text:p text:style-name="P1">stripes-logger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0.9cm" svg:y="13cm">
          <text:p text:style-name="P1">stripes-connect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0.5cm" svg:y1="6.6cm" svg:x2="8.7cm" svg:y2="9cm">
          <text:p/>
        </draw:line>
        <draw:line draw:style-name="gr5" draw:text-style-name="P7" draw:layer="layout" svg:x1="10.601cm" svg:y1="6.6cm" svg:x2="12.401cm" svg:y2="9cm">
          <text:p/>
        </draw:line>
        <draw:line draw:style-name="gr7" draw:text-style-name="P7" draw:layer="layout" svg:x1="7.501cm" svg:y1="10.6cm" svg:x2="5.701cm" svg:y2="13cm">
          <text:p/>
        </draw:line>
        <draw:line draw:style-name="gr5" draw:text-style-name="P7" draw:layer="layout" svg:x1="7.601cm" svg:y1="10.6cm" svg:x2="9.401cm" svg:y2="13cm">
          <text:p/>
        </draw:line>
        <draw:line draw:style-name="gr5" draw:text-style-name="P7" draw:layer="layout" svg:x1="7.601cm" svg:y1="10.6cm" svg:x2="17.4cm" svg:y2="13cm">
          <text:p/>
        </draw:line>
        <draw:line draw:style-name="gr5" draw:text-style-name="P7" draw:layer="layout" svg:x1="22.502cm" svg:y1="10.6cm" svg:x2="20.702cm" svg:y2="13cm">
          <text:p/>
        </draw:line>
        <draw:line draw:style-name="gr5" draw:text-style-name="P7" draw:layer="layout" svg:x1="7.502cm" svg:y1="10.6cm" svg:x2="5.702cm" svg:y2="13cm">
          <text:p/>
        </draw:line>
        <draw:line draw:style-name="gr5" draw:text-style-name="P7" draw:layer="layout" svg:x1="19.502cm" svg:y1="10.6cm" svg:x2="20.2cm" svg:y2="13cm">
          <text:p/>
        </draw:line>
        <draw:line draw:style-name="gr5" draw:text-style-name="P7" draw:layer="layout" svg:x1="25.511cm" svg:y1="10.6cm" svg:x2="21.2cm" svg:y2="13cm">
          <text:p/>
        </draw:line>
        <draw:line draw:style-name="gr9" draw:text-style-name="P7" draw:layer="layout" svg:x1="15.9cm" svg:y1="9.8cm" svg:x2="18.1cm" svg:y2="9.8cm">
          <text:p/>
        </draw:line>
        <draw:path draw:style-name="gr10" draw:text-style-name="P7" draw:layer="layout" svg:width="1.799cm" svg:height="11.999cm" draw:transform="rotate (-1.5707963267949) translate (19.6cm 7.19971870604782cm)" svg:viewBox="0 0 1800 12000" svg:d="M1800 12000c-4050 0 0-12000 0-12000">
          <text:p/>
        </draw:path>
        <draw:line draw:style-name="gr5" draw:text-style-name="P7" draw:layer="layout" svg:x1="9.9cm" svg:y1="9.8cm" svg:x2="11.1cm" svg:y2="9.8cm">
          <text:p/>
        </draw:line>
        <draw:frame draw:style-name="gr2" draw:text-style-name="P4" draw:layer="layout" svg:width="13.689cm" svg:height="1.559cm" svg:x="1cm" svg:y="1cm">
          <draw:text-box>
            <text:p text:style-name="P3"><text:span text:style-name="T1">How Stripes fits together</text:span></text:p>
          </draw:text-box>
        </draw:frame>
        <draw:line draw:style-name="gr5" draw:text-style-name="P7" draw:layer="layout" svg:x1="19.555cm" svg:y1="10.575cm" svg:x2="10.6cm" svg:y2="13cm">
          <text:p/>
        </draw:line>
        <draw:line draw:style-name="gr5" draw:text-style-name="P7" draw:layer="layout" svg:x1="22.527cm" svg:y1="10.576cm" svg:x2="11.8cm" svg:y2="13cm">
          <text:p/>
        </draw:line>
        <draw:line draw:style-name="gr5" draw:text-style-name="P7" draw:layer="layout" svg:x1="25.537cm" svg:y1="10.59cm" svg:x2="13cm" svg:y2="13cm">
          <text:p/>
        </draw:line>
        <draw:path draw:style-name="gr10" draw:text-style-name="P7" draw:layer="layout" svg:width="1.999cm" svg:height="15.599cm" draw:transform="rotate (-1.5707963267949) translate (22.625cm 6.99968745116424cm)" svg:viewBox="0 0 2000 15600" svg:d="M2000 15600c-4500 0 0-15600 0-15600">
          <text:p/>
        </draw:path>
        <draw:path draw:style-name="gr10" draw:text-style-name="P7" draw:layer="layout" svg:width="2.199cm" svg:height="19.199cm" draw:transform="rotate (-1.5707963267949) translate (25.625cm 6.79965619628066cm)" svg:viewBox="0 0 2200 19200" svg:d="M2200 19200c-4950 0 0-19200 0-19200">
          <text:p/>
        </draw:path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1" draw:text-style-name="P2" draw:layer="layout" svg:width="7.4cm" svg:height="1.6cm" svg:x="6.8cm" svg:y="5cm">
          <text:p text:style-name="P1">stripes-demo-platfor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1.6cm" svg:x="14.2cm" svg:y="5cm">
          <text:p text:style-name="P1">stripes-sample-platform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cm" svg:height="1.6cm" svg:x="11.1cm" svg:y="9cm">
          <text:p text:style-name="P1">stripes-load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cm" svg:height="1.6cm" svg:x="5.1cm" svg:y="9cm">
          <text:p text:style-name="P1">stripes-core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cm" svg:height="1.6cm" svg:x="18.1cm" svg:y="9cm">
          <text:p text:style-name="P1">ui-users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cm" svg:height="1.6cm" svg:x="21.1cm" svg:y="9cm">
          <text:p text:style-name="P1">ui-items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cm" svg:height="1.6cm" svg:x="24.1cm" svg:y="9cm">
          <text:p text:style-name="P1">ui-scan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8.2cm" svg:y="13cm">
          <text:p text:style-name="P1">stripes-component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15.5cm" svg:y="13cm">
          <text:p text:style-name="P1">stripes-logger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0.9cm" svg:y="13cm">
          <text:p text:style-name="P1">stripes-connect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0.5cm" svg:y1="6.6cm" svg:x2="8.7cm" svg:y2="9cm">
          <text:p/>
        </draw:line>
        <draw:line draw:style-name="gr5" draw:text-style-name="P7" draw:layer="layout" svg:x1="10.601cm" svg:y1="6.6cm" svg:x2="12.401cm" svg:y2="9cm">
          <text:p/>
        </draw:line>
        <draw:line draw:style-name="gr7" draw:text-style-name="P7" draw:layer="layout" svg:x1="7.501cm" svg:y1="10.6cm" svg:x2="5.701cm" svg:y2="13cm">
          <text:p/>
        </draw:line>
        <draw:line draw:style-name="gr5" draw:text-style-name="P7" draw:layer="layout" svg:x1="7.601cm" svg:y1="10.6cm" svg:x2="9.401cm" svg:y2="13cm">
          <text:p/>
        </draw:line>
        <draw:line draw:style-name="gr5" draw:text-style-name="P7" draw:layer="layout" svg:x1="7.601cm" svg:y1="10.6cm" svg:x2="17.4cm" svg:y2="13cm">
          <text:p/>
        </draw:line>
        <draw:line draw:style-name="gr5" draw:text-style-name="P7" draw:layer="layout" svg:x1="22.502cm" svg:y1="10.6cm" svg:x2="20.702cm" svg:y2="13cm">
          <text:p/>
        </draw:line>
        <draw:line draw:style-name="gr5" draw:text-style-name="P7" draw:layer="layout" svg:x1="7.502cm" svg:y1="10.6cm" svg:x2="5.702cm" svg:y2="13cm">
          <text:p/>
        </draw:line>
        <draw:line draw:style-name="gr5" draw:text-style-name="P7" draw:layer="layout" svg:x1="19.502cm" svg:y1="10.6cm" svg:x2="20.2cm" svg:y2="13cm">
          <text:p/>
        </draw:line>
        <draw:line draw:style-name="gr5" draw:text-style-name="P7" draw:layer="layout" svg:x1="25.511cm" svg:y1="10.6cm" svg:x2="21.2cm" svg:y2="13cm">
          <text:p/>
        </draw:line>
        <draw:line draw:style-name="gr9" draw:text-style-name="P7" draw:layer="layout" svg:x1="15.9cm" svg:y1="9.8cm" svg:x2="18.1cm" svg:y2="9.8cm">
          <text:p/>
        </draw:line>
        <draw:line draw:style-name="gr5" draw:text-style-name="P7" draw:layer="layout" svg:x1="17.8cm" svg:y1="6.6cm" svg:x2="8.701cm" svg:y2="8.976cm">
          <text:p/>
        </draw:line>
        <draw:line draw:style-name="gr5" draw:text-style-name="P7" draw:layer="layout" svg:x1="17.8cm" svg:y1="6.6cm" svg:x2="12.402cm" svg:y2="8.976cm">
          <text:p/>
        </draw:line>
        <draw:path draw:style-name="gr10" draw:text-style-name="P7" draw:layer="layout" svg:width="1.799cm" svg:height="11.999cm" draw:transform="rotate (-1.5707963267949) translate (19.6cm 7.19971870604782cm)" svg:viewBox="0 0 1800 12000" svg:d="M1800 12000c-4050 0 0-12000 0-12000">
          <text:p/>
        </draw:path>
        <draw:line draw:style-name="gr5" draw:text-style-name="P7" draw:layer="layout" svg:x1="9.9cm" svg:y1="9.8cm" svg:x2="11.1cm" svg:y2="9.8cm">
          <text:p/>
        </draw:line>
        <draw:frame draw:style-name="gr2" draw:text-style-name="P4" draw:layer="layout" svg:width="13.689cm" svg:height="1.559cm" svg:x="1cm" svg:y="1cm">
          <draw:text-box>
            <text:p text:style-name="P3"><text:span text:style-name="T1">How Stripes fits together</text:span></text:p>
          </draw:text-box>
        </draw:frame>
        <draw:line draw:style-name="gr5" draw:text-style-name="P7" draw:layer="layout" svg:x1="19.555cm" svg:y1="10.575cm" svg:x2="10.6cm" svg:y2="13cm">
          <text:p/>
        </draw:line>
        <draw:line draw:style-name="gr5" draw:text-style-name="P7" draw:layer="layout" svg:x1="22.527cm" svg:y1="10.576cm" svg:x2="11.8cm" svg:y2="13cm">
          <text:p/>
        </draw:line>
        <draw:line draw:style-name="gr5" draw:text-style-name="P7" draw:layer="layout" svg:x1="25.537cm" svg:y1="10.59cm" svg:x2="13cm" svg:y2="13cm">
          <text:p/>
        </draw:line>
        <draw:path draw:style-name="gr10" draw:text-style-name="P7" draw:layer="layout" svg:width="1.999cm" svg:height="15.599cm" draw:transform="rotate (-1.5707963267949) translate (22.6cm 6.99968745116424cm)" svg:viewBox="0 0 2000 15600" svg:d="M2000 15600c-4500 0 0-15600 0-15600">
          <text:p/>
        </draw:path>
        <draw:path draw:style-name="gr10" draw:text-style-name="P7" draw:layer="layout" svg:width="2.199cm" svg:height="19.199cm" draw:transform="rotate (-1.5707963267949) translate (25.6cm 6.79965619628066cm)" svg:viewBox="0 0 2200 19200" svg:d="M2200 19200c-4950 0 0-19200 0-19200">
          <text:p/>
        </draw:path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e Taylor</meta:initial-creator>
    <meta:creation-date>2017-05-11T17:19:32.467216000</meta:creation-date>
    <dc:date>2017-05-11T21:14:51.350305000</dc:date>
    <dc:creator>Mike Taylor</dc:creator>
    <meta:editing-duration>PT1H23M46S</meta:editing-duration>
    <meta:editing-cycles>7</meta:editing-cycles>
    <meta:generator>LibreOffice/5.2.0.4$MacOSX_X86_64 LibreOffice_project/066b007f5ebcc236395c7d282ba488bca6720265</meta:generator>
    <meta:document-statistic meta:object-count="238"/>
  </office:meta>
</office:document-meta>
</file>